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Journal de test des periphs</text:p>
      <text:p text:style-name="Text_20_body"/>
      <text:p text:style-name="Text_20_body"/>
      <text:h text:style-name="Heading_20_1" text:outline-level="1">Test PWM</text:h>
      <text:p text:style-name="Text_20_body"><text:s/>Haidar le 27 juil : ajout du projet <text:s/>proj_cm3/test_periph</text:p>
      <text:p text:style-name="Text_20_body"><text:tab/>test en réel et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creation-date>2009-07-27T15:43:08</meta:creation-date>
    <dc:date>2009-07-27T15:45:22</dc:date>
    <meta:editing-cycles>1</meta:editing-cycles>
    <meta:editing-duration>PT2M2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4" meta:word-count="22" meta:character-count="110"/>
  </office:meta>
</office:document-meta>
</file>